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officeooo:paragraph-rsid="001e7261"/>
    </style:style>
    <style:style style:name="P4" style:family="paragraph" style:parent-style-name="Standard">
      <style:paragraph-properties fo:text-align="justify" style:justify-single-word="false"/>
      <style:text-properties officeooo:rsid="002f7575" officeooo:paragraph-rsid="002f7575"/>
    </style:style>
    <style:style style:name="P5" style:family="paragraph" style:parent-style-name="Standard">
      <style:text-properties officeooo:rsid="002f7575" officeooo:paragraph-rsid="002f7575"/>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f7575" officeooo:paragraph-rsid="002f7575" style:font-weight-asian="bold" style:font-weight-complex="bold"/>
    </style:style>
    <style:style style:name="P8" style:family="paragraph" style:parent-style-name="Standard">
      <style:paragraph-properties fo:text-align="center" style:justify-single-word="false"/>
      <style:text-properties fo:font-weight="bold" officeooo:rsid="002f7575" officeooo:paragraph-rsid="0030e2dd" style:font-weight-asian="bold" style:font-weight-complex="bold"/>
    </style:style>
    <style:style style:name="P9" style:family="paragraph" style:parent-style-name="Standard">
      <style:paragraph-properties fo:text-align="start" style:justify-single-word="false"/>
      <style:text-properties fo:font-weight="bold" officeooo:rsid="002f7575" officeooo:paragraph-rsid="002f7575" style:font-weight-asian="bold" style:font-weight-complex="bold"/>
    </style:style>
    <style:style style:name="P10" style:family="paragraph" style:parent-style-name="Standard">
      <style:text-properties fo:font-weight="bold" officeooo:rsid="0030e2dd" officeooo:paragraph-rsid="0030e2dd" style:font-weight-asian="bold" style:font-weight-complex="bold"/>
    </style:style>
    <style:style style:name="P11" style:family="paragraph" style:parent-style-name="Standard">
      <style:text-properties fo:font-weight="bold" officeooo:rsid="003cc059" officeooo:paragraph-rsid="003cc059" style:font-weight-asian="bold" style:font-weight-complex="bold"/>
    </style:style>
    <style:style style:name="P12" style:family="paragraph" style:parent-style-name="Standard">
      <style:paragraph-properties fo:text-align="center" style:justify-single-word="false"/>
      <style:text-properties fo:font-weight="bold" officeooo:rsid="003cc059" officeooo:paragraph-rsid="003cc059" style:font-weight-asian="bold" style:font-weight-complex="bold"/>
    </style:style>
    <style:style style:name="P13" style:family="paragraph" style:parent-style-name="Standard">
      <style:paragraph-properties fo:text-align="center" style:justify-single-word="false"/>
      <style:text-properties fo:font-weight="bold" officeooo:rsid="003cc059" officeooo:paragraph-rsid="004614a2" style:font-weight-asian="bold" style:font-weight-complex="bold"/>
    </style:style>
    <style:style style:name="P14" style:family="paragraph" style:parent-style-name="Standard">
      <style:paragraph-properties fo:text-align="start" style:justify-single-word="false"/>
      <style:text-properties fo:font-weight="bold" officeooo:rsid="003cc059" officeooo:paragraph-rsid="003cc059" style:font-weight-asian="bold" style:font-weight-complex="bold"/>
    </style:style>
    <style:style style:name="P15" style:family="paragraph" style:parent-style-name="Standard">
      <style:text-properties fo:font-weight="bold" officeooo:rsid="004135df" officeooo:paragraph-rsid="004135df" style:font-weight-asian="bold" style:font-weight-complex="bold"/>
    </style:style>
    <style:style style:name="P16" style:family="paragraph" style:parent-style-name="Standard">
      <style:paragraph-properties fo:text-align="center" style:justify-single-word="false"/>
      <style:text-properties fo:font-weight="bold" officeooo:rsid="0042e923" officeooo:paragraph-rsid="0042e923" style:font-weight-asian="bold" style:font-weight-complex="bold"/>
    </style:style>
    <style:style style:name="P17" style:family="paragraph" style:parent-style-name="Standard">
      <style:text-properties fo:font-weight="bold" officeooo:rsid="00436a24" officeooo:paragraph-rsid="00436a24" style:font-weight-asian="bold" style:font-weight-complex="bold"/>
    </style:style>
    <style:style style:name="P18" style:family="paragraph" style:parent-style-name="Standard">
      <style:text-properties fo:font-weight="bold" officeooo:rsid="0043852b" officeooo:paragraph-rsid="0043852b" style:font-weight-asian="bold" style:font-weight-complex="bold"/>
    </style:style>
    <style:style style:name="P19" style:family="paragraph" style:parent-style-name="Standard">
      <style:text-properties fo:font-weight="bold" officeooo:rsid="0044cefc" officeooo:paragraph-rsid="0044cefc" style:font-weight-asian="bold" style:font-weight-complex="bold"/>
    </style:style>
    <style:style style:name="P20" style:family="paragraph" style:parent-style-name="Standard">
      <style:text-properties fo:font-weight="bold" officeooo:rsid="00440605" officeooo:paragraph-rsid="00440605" style:font-weight-asian="bold" style:font-weight-complex="bold"/>
    </style:style>
    <style:style style:name="P21" style:family="paragraph" style:parent-style-name="Standard">
      <style:text-properties officeooo:rsid="0030e2dd" officeooo:paragraph-rsid="0030e2dd"/>
    </style:style>
    <style:style style:name="P22" style:family="paragraph" style:parent-style-name="Standard">
      <style:text-properties officeooo:rsid="001e7261" officeooo:paragraph-rsid="001e7261"/>
    </style:style>
    <style:style style:name="P23" style:family="paragraph" style:parent-style-name="Standard">
      <style:paragraph-properties fo:text-align="start" style:justify-single-word="false"/>
      <style:text-properties officeooo:rsid="002de076" officeooo:paragraph-rsid="002de076"/>
    </style:style>
    <style:style style:name="P24" style:family="paragraph" style:parent-style-name="Standard">
      <style:text-properties officeooo:rsid="003cc059" officeooo:paragraph-rsid="003cc059"/>
    </style:style>
    <style:style style:name="P25" style:family="paragraph" style:parent-style-name="Standard">
      <style:text-properties fo:font-weight="normal" officeooo:rsid="003d6fb9" officeooo:paragraph-rsid="003d6fb9" style:font-weight-asian="normal" style:font-weight-complex="normal"/>
    </style:style>
    <style:style style:name="P26" style:family="paragraph" style:parent-style-name="Standard">
      <style:text-properties fo:font-weight="normal" officeooo:rsid="00436a24" officeooo:paragraph-rsid="00436a24" style:font-weight-asian="normal" style:font-weight-complex="normal"/>
    </style:style>
    <style:style style:name="P27" style:family="paragraph" style:parent-style-name="Standard">
      <style:paragraph-properties fo:text-align="start" style:justify-single-word="false"/>
      <style:text-properties fo:font-weight="normal" officeooo:rsid="00436a24" officeooo:paragraph-rsid="00436a24" style:font-weight-asian="normal" style:font-weight-complex="normal"/>
    </style:style>
    <style:style style:name="P28" style:family="paragraph" style:parent-style-name="Standard">
      <style:text-properties fo:font-weight="normal" officeooo:rsid="0043852b" officeooo:paragraph-rsid="0043852b" style:font-weight-asian="normal" style:font-weight-complex="normal"/>
    </style:style>
    <style:style style:name="P29" style:family="paragraph" style:parent-style-name="Standard">
      <style:paragraph-properties fo:text-align="start" style:justify-single-word="false"/>
      <style:text-properties fo:font-weight="normal" officeooo:rsid="004614a2" officeooo:paragraph-rsid="004614a2" style:font-weight-asian="normal" style:font-weight-complex="normal"/>
    </style:style>
    <style:style style:name="P30" style:family="paragraph" style:parent-style-name="Standard">
      <style:text-properties fo:font-weight="normal" officeooo:rsid="0044cefc" officeooo:paragraph-rsid="00480939"/>
    </style:style>
    <style:style style:name="P31" style:family="paragraph" style:parent-style-name="Standard">
      <style:text-properties fo:font-weight="normal" officeooo:rsid="0044cefc" officeooo:paragraph-rsid="004c0260" style:font-weight-asian="bold" style:font-weight-complex="bold"/>
    </style:style>
    <style:style style:name="P32" style:family="paragraph" style:parent-style-name="Standard">
      <style:text-properties officeooo:paragraph-rsid="0042e923"/>
    </style:style>
    <style:style style:name="P33" style:family="paragraph" style:parent-style-name="Standard">
      <style:text-properties officeooo:paragraph-rsid="00440605"/>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officeooo:rsid="002f7575" officeooo:paragraph-rsid="002f7575"/>
    </style:style>
    <style:style style:name="P36" style:family="paragraph" style:parent-style-name="List_20_Paragraph">
      <style:text-properties officeooo:rsid="002de076" officeooo:paragraph-rsid="002de076"/>
    </style:style>
    <style:style style:name="P37" style:family="paragraph" style:parent-style-name="List_20_Paragraph" style:list-style-name="L1">
      <style:text-properties officeooo:rsid="002de076" officeooo:paragraph-rsid="002de076"/>
    </style:style>
    <style:style style:name="P38" style:family="paragraph" style:parent-style-name="List_20_Paragraph" style:list-style-name="L1">
      <style:text-properties officeooo:rsid="0030e2dd" officeooo:paragraph-rsid="0030e2dd"/>
    </style:style>
    <style:style style:name="P39" style:family="paragraph" style:parent-style-name="List_20_Paragraph" style:list-style-name="L1">
      <style:text-properties officeooo:rsid="00436a24" officeooo:paragraph-rsid="00436a24"/>
    </style:style>
    <style:style style:name="P40" style:family="paragraph" style:parent-style-name="List_20_Paragraph" style:list-style-name="L1">
      <style:text-properties officeooo:rsid="0043852b" officeooo:paragraph-rsid="0043852b"/>
    </style:style>
    <style:style style:name="P41" style:family="paragraph" style:parent-style-name="List_20_Paragraph" style:list-style-name="L1">
      <style:text-properties officeooo:rsid="004614a2" officeooo:paragraph-rsid="004614a2"/>
    </style:style>
    <style:style style:name="P42" style:family="paragraph" style:parent-style-name="List_20_Paragraph" style:list-style-name="L1">
      <style:text-properties officeooo:rsid="004d3ad4" officeooo:paragraph-rsid="004d3ad4"/>
    </style:style>
    <style:style style:name="P43" style:family="paragraph" style:parent-style-name="List_20_Paragraph" style:list-style-name="L1">
      <style:paragraph-properties fo:margin-left="0cm" fo:margin-right="0cm" fo:text-indent="0cm" style:auto-text-indent="false"/>
      <style:text-properties officeooo:rsid="0042e923" officeooo:paragraph-rsid="0042e923"/>
    </style:style>
    <style:style style:name="P44" style:family="paragraph" style:parent-style-name="List_20_Paragraph" style:list-style-name="L1">
      <style:paragraph-properties fo:margin-left="0cm" fo:margin-right="0cm" fo:text-indent="0cm" style:auto-text-indent="false"/>
      <style:text-properties officeooo:rsid="002de076" officeooo:paragraph-rsid="002de076"/>
    </style:style>
    <style:style style:name="P45" style:family="paragraph" style:parent-style-name="List_20_Paragraph" style:list-style-name="L1">
      <style:paragraph-properties fo:margin-left="0cm" fo:margin-right="0cm" fo:text-align="start" style:justify-single-word="false" fo:text-indent="0cm" style:auto-text-indent="false"/>
      <style:text-properties fo:font-weight="bold" officeooo:rsid="004614a2" officeooo:paragraph-rsid="004614a2" style:font-weight-asian="bold" style:font-weight-complex="bold"/>
    </style:style>
    <style:style style:name="P46" style:family="paragraph" style:parent-style-name="List_20_Paragraph">
      <style:paragraph-properties fo:margin-left="0cm" fo:margin-right="0cm" fo:text-indent="0cm" style:auto-text-indent="false"/>
      <style:text-properties officeooo:rsid="004614a2" officeooo:paragraph-rsid="004614a2"/>
    </style:style>
    <style:style style:name="P47" style:family="paragraph" style:parent-style-name="Standard" style:master-page-name="Standard">
      <style:paragraph-properties fo:text-align="center" style:justify-single-word="false" style:page-number="auto"/>
    </style:style>
    <style:style style:name="P48" style:family="paragraph" style:parent-style-name="Standard">
      <style:paragraph-properties fo:text-align="start" style:justify-single-word="false"/>
      <style:text-properties officeooo:rsid="002f7575" officeooo:paragraph-rsid="002f7575"/>
    </style:style>
    <style:style style:name="P49" style:family="paragraph" style:parent-style-name="Standard">
      <style:paragraph-properties fo:text-align="justify" style:justify-single-word="false"/>
      <style:text-properties officeooo:rsid="002f7575" officeooo:paragraph-rsid="002f7575"/>
    </style:style>
    <style:style style:name="P50" style:family="paragraph" style:parent-style-name="Standard">
      <style:text-properties fo:font-weight="normal" officeooo:rsid="00436a24" officeooo:paragraph-rsid="00436a24" style:font-weight-asian="normal" style:font-weight-complex="normal"/>
    </style:style>
    <style:style style:name="P51" style:family="paragraph" style:parent-style-name="Standard">
      <style:text-properties fo:font-weight="normal" officeooo:rsid="00440605" officeooo:paragraph-rsid="00440605" style:font-weight-asian="normal" style:font-weight-complex="normal"/>
    </style:style>
    <style:style style:name="P52" style:family="paragraph" style:parent-style-name="Standard">
      <style:text-properties fo:font-weight="normal" officeooo:rsid="0044cefc" officeooo:paragraph-rsid="0044cefc" style:font-weight-asian="normal" style:font-weight-complex="normal"/>
    </style:style>
    <style:style style:name="P53" style:family="paragraph" style:parent-style-name="Standard">
      <style:text-properties fo:font-weight="normal" officeooo:rsid="004bfe7c" officeooo:paragraph-rsid="004bfe7c" style:font-weight-asian="normal" style:font-weight-complex="normal"/>
    </style:style>
    <style:style style:name="P54" style:family="paragraph" style:parent-style-name="Standard">
      <style:text-properties officeooo:rsid="003cc059" officeooo:paragraph-rsid="003cc059"/>
    </style:style>
    <style:style style:name="P55" style:family="paragraph" style:parent-style-name="Standard">
      <style:text-properties officeooo:rsid="004d3ad4" officeooo:paragraph-rsid="004d3ad4"/>
    </style:style>
    <style:style style:name="P56" style:family="paragraph" style:parent-style-name="Standard">
      <style:text-properties fo:font-weight="bold" officeooo:rsid="004d3ad4" officeooo:paragraph-rsid="004d3ad4" style:font-weight-asian="bold" style:font-weight-complex="bold"/>
    </style:style>
    <style:style style:name="P57" style:family="paragraph" style:parent-style-name="Standard">
      <style:text-properties officeooo:paragraph-rsid="004ef1af"/>
    </style:style>
    <style:style style:name="T1" style:family="text">
      <style:text-properties officeooo:rsid="001c9c1e"/>
    </style:style>
    <style:style style:name="T2" style:family="text">
      <style:text-properties officeooo:rsid="001e7261"/>
    </style:style>
    <style:style style:name="T3" style:family="text">
      <style:text-properties officeooo:rsid="002de076"/>
    </style:style>
    <style:style style:name="T4" style:family="text">
      <style:text-properties fo:font-weight="bold" style:font-weight-asian="bold" style:font-weight-complex="bold"/>
    </style:style>
    <style:style style:name="T5" style:family="text">
      <style:text-properties fo:font-weight="bold" officeooo:rsid="002f7575" style:font-weight-asian="bold" style:font-weight-complex="bold"/>
    </style:style>
    <style:style style:name="T6" style:family="text">
      <style:text-properties officeooo:rsid="0030e2dd"/>
    </style:style>
    <style:style style:name="T7" style:family="text">
      <style:text-properties officeooo:rsid="00325bf9"/>
    </style:style>
    <style:style style:name="T8" style:family="text">
      <style:text-properties officeooo:rsid="00336831"/>
    </style:style>
    <style:style style:name="T9" style:family="text">
      <style:text-properties officeooo:rsid="003f446f"/>
    </style:style>
    <style:style style:name="T10" style:family="text">
      <style:text-properties fo:font-weight="normal" officeooo:rsid="003d6fb9" style:font-weight-asian="normal" style:font-weight-complex="normal"/>
    </style:style>
    <style:style style:name="T11" style:family="text">
      <style:text-properties fo:font-weight="normal" officeooo:rsid="004135df" style:font-weight-asian="normal" style:font-weight-complex="normal"/>
    </style:style>
    <style:style style:name="T12" style:family="text">
      <style:text-properties fo:font-weight="normal" officeooo:rsid="0042e923" style:font-weight-asian="normal" style:font-weight-complex="normal"/>
    </style:style>
    <style:style style:name="T13" style:family="text">
      <style:text-properties fo:font-weight="normal" officeooo:rsid="003f446f" style:font-weight-asian="normal" style:font-weight-complex="normal"/>
    </style:style>
    <style:style style:name="T14" style:family="text">
      <style:text-properties fo:font-weight="normal" officeooo:rsid="00436a24" style:font-weight-asian="normal" style:font-weight-complex="normal"/>
    </style:style>
    <style:style style:name="T15" style:family="text">
      <style:text-properties fo:font-weight="normal" officeooo:rsid="0043852b" style:font-weight-asian="normal" style:font-weight-complex="normal"/>
    </style:style>
    <style:style style:name="T16" style:family="text">
      <style:text-properties fo:font-weight="normal" officeooo:rsid="0044cefc" style:font-weight-asian="normal" style:font-weight-complex="normal"/>
    </style:style>
    <style:style style:name="T17" style:family="text">
      <style:text-properties fo:font-weight="normal" officeooo:rsid="00440605" style:font-weight-asian="normal" style:font-weight-complex="normal"/>
    </style:style>
    <style:style style:name="T18" style:family="text">
      <style:text-properties style:font-weight-asian="normal" style:font-weight-complex="normal"/>
    </style:style>
    <style:style style:name="T19" style:family="text">
      <style:text-properties officeooo:rsid="00440605" style:font-weight-asian="normal" style:font-weight-complex="normal"/>
    </style:style>
    <style:style style:name="T20" style:family="text">
      <style:text-properties officeooo:rsid="004614a2" style:font-weight-asian="normal" style:font-weight-complex="normal"/>
    </style:style>
    <style:style style:name="T21" style:family="text">
      <style:text-properties officeooo:rsid="00480939" style:font-weight-asian="normal" style:font-weight-complex="normal"/>
    </style:style>
    <style:style style:name="T22" style:family="text">
      <style:text-properties officeooo:rsid="0049ffbc" style:font-weight-asian="normal" style:font-weight-complex="normal"/>
    </style:style>
    <style:style style:name="T23" style:family="text">
      <style:text-properties officeooo:rsid="004bfe7c" style:font-weight-asian="normal" style:font-weight-complex="normal"/>
    </style:style>
    <style:style style:name="T24" style:family="text">
      <style:text-properties officeooo:rsid="004c0260" style:font-weight-asian="normal" style:font-weight-complex="normal"/>
    </style:style>
    <style:style style:name="T25" style:family="text">
      <style:text-properties officeooo:rsid="00440605"/>
    </style:style>
    <style:style style:name="T26" style:family="text">
      <style:text-properties officeooo:rsid="004614a2"/>
    </style:style>
    <style:style style:name="T27" style:family="text">
      <style:text-properties officeooo:rsid="004ef1af"/>
    </style:style>
    <style:style style:name="T28" style:family="text">
      <style:text-properties officeooo:rsid="003cc059"/>
    </style:style>
    <text:list-style style:name="L1">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ullet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
      <text:p text:style-name="P1"/>
      <text:p text:style-name="P1"/>
      <text:p text:style-name="P1">Projektarbeit von </text:p>
      <text:p text:style-name="P1"/>
      <text:p text:style-name="P1">Paulo Weber,</text:p>
      <text:p text:style-name="P1">Annika Michl,</text:p>
      <text:p text:style-name="P1">Dominik Angel</text:p>
      <text:p text:style-name="P1"/>
      <text:p text:style-name="P1"/>
      <text:p text:style-name="P1">Sortieralgorithm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Projektbetreuer: Martin Rein</text:p>
      <text:p text:style-name="P1"><text:soft-page-break/>Inhaltsverzeichnis</text:p>
      <text:p text:style-name="Standard"><text:tab/>Inhalt<text:tab/><text:tab/><text:tab/><text:tab/><text:tab/><text:tab/><text:tab/><text:tab/>Seite</text:p>
      <text:list xml:id="list2382760680" text:style-name="L1">
        <text:list-item>
          <text:p text:style-name="P37">Titelblatt</text:p>
        </text:list-item>
        <text:list-item>
          <text:p text:style-name="P37">Inhaltsverzeichnis</text:p>
        </text:list-item>
        <text:list-item>
          <text:p text:style-name="P37">Vorwort</text:p>
        </text:list-item>
        <text:list-item>
          <text:p text:style-name="P38">Planung und Durchführung</text:p>
          <text:list>
            <text:list-item>
              <text:p text:style-name="P37">Problemstellung</text:p>
            </text:list-item>
            <text:list-item>
              <text:p text:style-name="P37">Aufteilung</text:p>
            </text:list-item>
            <text:list-item>
              <text:p text:style-name="P37">Zeiteinteilung</text:p>
            </text:list-item>
            <text:list-item>
              <text:p text:style-name="P37">Verwendete Technologien</text:p>
            </text:list-item>
          </text:list>
        </text:list-item>
        <text:list-item>
          <text:p text:style-name="P39">Umsetzung</text:p>
          <text:list>
            <text:list-item>
              <text:p text:style-name="P39">Merge Sort</text:p>
            </text:list-item>
            <text:list-item>
              <text:p text:style-name="P39">Bubble Sort</text:p>
            </text:list-item>
            <text:list-item>
              <text:p text:style-name="P39">Quick Sort</text:p>
            </text:list-item>
            <text:list-item>
              <text:p text:style-name="P39">Frontend</text:p>
              <text:list>
                <text:list-item>
                  <text:p text:style-name="P40">sort.html</text:p>
                </text:list-item>
                <text:list-item>
                  <text:p text:style-name="P40">sort.css</text:p>
                </text:list-item>
                <text:list-item>
                  <text:p text:style-name="P40">sort.js</text:p>
                </text:list-item>
              </text:list>
            </text:list-item>
          </text:list>
        </text:list-item>
        <text:list-item>
          <text:p text:style-name="P41">Funktionsweise</text:p>
          <text:list>
            <text:list-item>
              <text:p text:style-name="P41">Technische Funktionsweise</text:p>
            </text:list-item>
            <text:list-item>
              <text:p text:style-name="P41">Kunden Funktionsweise</text:p>
            </text:list-item>
          </text:list>
        </text:list-item>
        <text:list-item>
          <text:p text:style-name="P42">Fazit</text:p>
        </text:list-item>
      </text:list>
      <text:p text:style-name="P46"/>
      <text:list xml:id="list101048105519076" text:continue-numbering="true" text:style-name="L1">
        <text:list-item>
          <text:list>
            <text:list-header>
              <text:p text:style-name="P43"/>
              <text:p text:style-name="P44"/>
            </text:list-header>
          </text:list>
        </text:list-item>
      </text:list>
      <text:p text:style-name="P36"/>
      <text:p text:style-name="P36"/>
      <text:p text:style-name="P36"/>
      <text:list xml:id="list101049379783472" text:continue-numbering="true" text:style-name="L1">
        <text:list-item>
          <text:list>
            <text:list-header>
              <text:p text:style-name="P37"/>
            </text:list-header>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8">3</text:p>
      <text:p text:style-name="P9">Vorwort:</text:p>
      <text:p text:style-name="P2">Wir sind Auszubildende in den Firmen Schaeffler Digital Solution GmbH und LKS– Landwirtschaftliche Kommunikations- und Servicegesellschaft mbH. Wir gehen zur Zeit in <text:span text:style-name="T8">das</text:span> Beruf<text:span text:style-name="T8">liche</text:span> Schulzentrum Für Technik 1 in Chemnitz <text:span text:style-name="T3">und sind alle in der Klasse ITF 19c</text:span>.</text:p>
      <text:p text:style-name="P4">Dieses Projekt ist eine Aufgabe von unserem EBA Lehrer Herr Rein für Web engineering. </text:p>
      <text:p text:style-name="P4">Dafür wurden die Gruppen A und B nochmal untereinander in Gruppen unterteilt und eine Problem Stellung gegeb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4.</text:p>
      <text:p text:style-name="P8"><text:span text:style-name="T6">Planung und Durchführung</text:span>:</text:p>
      <text:p text:style-name="P4"/>
      <text:p text:style-name="P4">4.1.</text:p>
      <text:p text:style-name="P6">Problemstellung:</text:p>
      <text:p text:style-name="P34">Wir haben uns mit der Aufgabe befasst eine Webanwendung unter Einsatz von ausschließlich HTML, CSS und JavaScript zu schreiben, welche eine Liste von Elementen unter Einsatz von drei verschiedenen Sortieralgorithmen aufsteigend ordnet. Der Nutzer kann die Kartenreihe beliebig erzeugen und aus Wertigkeit wählen.</text:p>
      <text:p text:style-name="P34"/>
      <text:p text:style-name="P34"/>
      <text:p text:style-name="P35">4.2</text:p>
      <text:p text:style-name="Standard"><text:span text:style-name="T5">Aufteilung</text:span><text:span text:style-name="T4">:</text:span></text:p>
      <text:p text:style-name="P3"><text:span text:style-name="T1">Nachdem wir die Problemstellung durchgelesen haben, haben wir das Projekt in 4 Teile Aufgeteilt. Die 3 Sortieralgorithmen (Merge- Quick- und </text:span><text:span text:style-name="T2">Bubble -sort</text:span><text:span text:style-name="T1">) </text:span><text:span text:style-name="T2">sowie das Design.</text:span></text:p>
      <text:p text:style-name="P22">Paulo übernahm dem Quicksort, Annika den Bubblesort und Dominik den Merge sort.</text:p>
      <text:p text:style-name="P22"><text:span text:style-name="T7">F</text:span>ür das Design haben wir uns zusammen gesetzt und einen grobes Mockup auf Papier gemacht. Das schreiben des Codes für das Design übernahm Annika, mit Teilhilfe von Dominik und Paulo.</text:p>
      <text:p text:style-name="P3"/>
      <text:p text:style-name="P3"/>
      <text:p text:style-name="P21">4.3</text:p>
      <text:p text:style-name="P10">Zeiteinteilung:</text:p>
      <text:p text:style-name="P3"/>
      <text:p text:style-name="P5">4.<text:span text:style-name="T6">4</text:span></text:p>
      <text:p text:style-name="P7">Verwendete Technologien:</text:p>
      <text:p text:style-name="P5">Wie in der Problemstellung beschrieben haben wir nur HTML, CSS und JavaScript für unseren Code benutzt. Da jedoch in der Bearbeitungszeit viel Homeschooling gemacht wurde haben wir uns darauf geeinigt <text:span text:style-name="T6">bei GitHub ein Repository für dieses Projekt zu erstellen. Damit konnten alle beteiligten gleichzeitig an dem Projekt arbeiten und sehen was der andere gemacht hat und eventuelle Verbesserungen vorschlagen. Da jedoch nicht alle mit Git bekannt waren gab es an dieser Stelle Probleme. Da Dominik aber ausreichend Erfahrung mit Git miteinbrachte wurden diese Probleme schnell Behoben. Probleme bei Git waren unter anderem das rebasen.</text:span></text:p>
      <text:p text:style-name="P5"/>
      <text:p text:style-name="P26"/>
      <text:p text:style-name="P26"/>
      <text:p text:style-name="P26"><text:soft-page-break/></text:p>
      <text:p text:style-name="P26">5.</text:p>
      <text:p text:style-name="P12">Umsetzung:</text:p>
      <text:p text:style-name="P14"/>
      <text:p text:style-name="P27">5.1</text:p>
      <text:p text:style-name="P11">Merge sort:</text:p>
      <text:p text:style-name="P25">In die Start Funktion für den Merge Sort wird das unsortierte Array übergeben. Dieses wird solange in der Hälfte geteilt bis das Array in mehrere, ein bis zwei <text:span text:style-name="T9">Felder große, </text:span>aufgeteilt <text:span text:style-name="T9">wurde. Danach werden die zwei Felder Großen Arrays miteinander verglichen, dabei wird überprüft ob das Feld Null von links kleiner ist als das rechts. Wenn das der Fall sein sollte wird das linke Element in ein neues Array gepusht, wenn dem nicht der Fall sein sollte wird das andere in das Array gepusht. Mit dem vollständige neue Array wird dann der ganze Prozess wiederholt bis das neue Array in einer sortierten reihen folge besteht.</text:span></text:p>
      <text:p text:style-name="P25"/>
      <text:p text:style-name="P26">5.2</text:p>
      <text:p text:style-name="P17">Bubble sort:</text:p>
      <text:p text:style-name="P26"/>
      <text:p text:style-name="P26"/>
      <text:p text:style-name="P26">5.3</text:p>
      <text:p text:style-name="P15">Quick_sort:</text:p>
      <text:p text:style-name="P32"><text:span text:style-name="T14">I</text:span><text:span text:style-name="T10">n die Start Funktion für den </text:span><text:span text:style-name="T11">Quick</text:span><text:span text:style-name="T10"> Sort wird das unsortierte Array übergeben. </text:span><text:span text:style-name="T11">Wenn das Array nur ein Feld hat wird es sofort wieder ausgegeben. Wenn nicht werden fünf neue Variablen deklariert. Drei sind neue Arrays (left, righ, newArray). Eins ist die Pivo</text:span><text:span text:style-name="T12">t </text:span><text:span text:style-name="T11">zahl und eins ist die Länge des Array´s. </text:span><text:span text:style-name="T12">Jetzt folgt eine Schleife die solang ist wie das unsortierte Array. In dieser Schleife wird überprüft ob das aktuelle Element des unsortierten Arrays kleiner oder die Pivot zahl. Wenn dies der Fall sein sollte, wird das Elementen in left gepusht, sonnst wird es in right gepusht. Diese Funktion wir im return und zusammenfügen der Arrays in newArray mit left und right nochmal ausgeführt. Dieser</text:span><text:span text:style-name="T13"> ganze Prozess </text:span><text:span text:style-name="T12">wird solange </text:span><text:span text:style-name="T13">wiederholt bis das ne</text:span><text:span text:style-name="T12">w</text:span><text:span text:style-name="T13">Array in einer sortierten reihen folge besteht.</text:span></text:p>
      <text:p text:style-name="P11"/>
      <text:p text:style-name="P26"/>
      <text:p text:style-name="P26"/>
      <text:p text:style-name="P26"/>
      <text:p text:style-name="P26"/>
      <text:p text:style-name="P26"/>
      <text:p text:style-name="P26"/>
      <text:p text:style-name="P26"/>
      <text:p text:style-name="P26"><text:soft-page-break/></text:p>
      <text:p text:style-name="P26">5.4</text:p>
      <text:p text:style-name="P16">Frontend:</text:p>
      <text:p text:style-name="P28">5.4.1</text:p>
      <text:p text:style-name="P18">sort.html:</text:p>
      <text:p text:style-name="P33"><text:span text:style-name="T15">In dem HTML mit dem Titel „Sort algorithm“ <text:s/>werden 2 Externe Files <text:s/>geladen, einmal das style „sort.css“ und die „sort.js“ die, die Sortieralgorithmen beinhaltet weiteres in 5.4.3. Überschrift im Body ist Sortieralgorithmen. Darunter ist ein Paragraf der einen dazu bittet eine beliebige Reigen folge von Karten auszuwählen. In einem Div mit der </text:span><text:span text:style-name="T16">Klasse „cards“ und der</text:span><text:span text:style-name="T15"> ID selectableCards sind 13 </text:span><text:span text:style-name="T17">Knöpfe die </text:span><text:span text:style-name="T16">bei Klick</text:span><text:span text:style-name="T17"> die Funktion „saveCards“ in „sort.js“ <text:s/>mit dem dementsprechenden Wert aufruft. Darauf folgt eine 2. Überschrift mit „Ausgewählte Karten“. Danach sind fünf Div die jeweils eine ID haben, die ID´s sind „selectetCards“, „sortCards“, „bubbleSteps“, „mergeSteps“ und „quickSteps“. Danach kommt ein Knopf mit der ID „sortButton“ die beim Klicken die Funktion „run“ in „sort.js“ mit der unsortierten Kartenliste ausführt. Abschließend kommt ein </text:span><text:span text:style-name="T16">anker</text:span><text:span text:style-name="T17"> mit der ID „loadButton“ und dem Inhalt „Zurücksetzen“ der bei Klick die Seite neu lädt.</text:span></text:p>
      <text:p text:style-name="P51"/>
      <text:p text:style-name="P51"><text:s/>5.4.2</text:p>
      <text:p text:style-name="P20">sort.css:</text:p>
      <text:p text:style-name="P52">Hier sind die Styles für alle oben aufgeführten classen und ID´s.</text:p>
      <text:p text:style-name="P52"/>
      <text:p text:style-name="P52">5.4.3</text:p>
      <text:p text:style-name="P19"><text:span text:style-name="T25">s</text:span>ort.js</text:p>
      <text:p text:style-name="P30"><text:span text:style-name="T18">Erst werden acht variablen deklariert und initialisiert. „disabled“ wird „false“, „stepCoutBubble“, „stepCoutMerge“ und „stepCoutQuick“ wird „0“. „unsortetUnicode“, „car</text:span><text:span text:style-name="T20">d</text:span><text:span text:style-name="T18">s“ sowie „sortetUnicode“ sind Lehre Array´s. „unicodeArray“ beinhaltet die Unicodes der Karten, in der Reihenfolge Ass bis König, die in der Oberfläche angezeigt werden. Danach folgen die in 5.1 bis 5.3 beschrieben Sortieralgorithmen. </text:span><text:span text:style-name="T20">Danach folgt die Funktion „saveCards“. Dort wird, wenn man in der Oberfläche auf eine Karte Klickt der übergebene Wert in das „cards“ Array gepushed und die Funktion „getUnicodes“ <text:s/>mit dem Parameter „cards“aufgerufen und in „unsortedUnicode“ gespechert. Dieses Array wird das mit innerHTML von der ID „selectedCards“ angezeigt. Die Funktion „getUnicodes“ funktioniert so das sie das unsortierte Karten Array bekommt, ein neues „unsortedUnicode“ leer macht, mit der Länge des Parameters eine Schleife macht in der der value, welcher der index des Parameters ist, minus eins macht da value minus eins die Position des unicodes in „unicodeArray“ ist. <text:s/>Dann wird der entsprechende unicode in das Array „unsortedUnicode“ gepusht und außerhalb der Schleife zurückgegeben. </text:span><text:span text:style-name="T21">Darauf folgt die „getSteps“ Funktion die nur wieder mit innerHTML auf den ID´s </text:span><text:span text:style-name="T19">„selectetCards“, „sortCards“, „bubbleSteps“ </text:span><text:span text:style-name="T21">die dementsprechende variable augiebt, Zum Schluss kommt noch die „run“ Funktion die für jeden Sortieralgorithmus eine Kopie der unsortierten Kartenliste macht. Danach werden die Sortieralgorithmen ausgeführt das Ergebnis einer dieser Funkionen wird in „sortValue“ gespeichert. <text:s/></text:span><text:span text:style-name="T22">Dann wird „getSteps“ ausgeführt. Danach wird „get unicodes“ mit „sortValue“ aufgerufen und in „sortCards“ gespeichert. „sortCards“ wird dann wieder mit innerHTML mit der ID „sortCards“ ausgegeben. Zum Schluss wird der „sortButton“ deaktiviert.</text:span></text:p>
      <text:p text:style-name="P17"><text:soft-page-break/></text:p>
      <text:p text:style-name="P17">6</text:p>
      <text:p text:style-name="P13"><text:span text:style-name="T26">Funktionsweise</text:span>:</text:p>
      <text:p text:style-name="P29">6.1</text:p>
      <text:list xml:id="list101048174593536" text:continue-numbering="true" text:style-name="L1">
        <text:list-item>
          <text:list>
            <text:list-header>
              <text:p text:style-name="P45">Technische Funktionsweise:</text:p>
            </text:list-header>
          </text:list>
        </text:list-item>
      </text:list>
      <text:p text:style-name="P31"><text:span text:style-name="T22">Wenn eine Karte ausgewählt wird, wird dies durch die Funktion „saveCards“ in einem Array gespeichert, in dieser Funktion wird jedes mal, wenn eine Karte ausgewählt wir die </text:span><text:span text:style-name="T20">Funktion „getUnicodes“ </text:span><text:span text:style-name="T22">ausführt. </text:span><text:span text:style-name="T23">Dort wird der dementsprechende unicode für den Wert rausgesucht und in einem Array gespeichert. Nach der Ausführung der</text:span><text:span text:style-name="T20"> „getUnicodes“ </text:span><text:span text:style-name="T23">wird dann das Array das dadurch gespeichert wird angezeigt. Wenn man dann in der Oberfläche auf Sortieren geklickt wird wird die „run“ Funktion ausgeführt. Dort werden die Sortieralgorithmen mit einer Kopie der unsortierten Kartenliste aufgerufen. Diese sind in <text:s/></text:span><text:span text:style-name="T18">5.1 bis 5.3 </text:span><text:span text:style-name="T23">beschrieben. Danach wird „getSteps“ ausgeführt die die Schritte der Sortieralgorithmen mit „getElementByID().innerHTML“ ausgibt. </text:span><text:span text:style-name="T24">Mit den sortierten Karten</text:span><text:span text:style-name="T23"> </text:span><text:span text:style-name="T24">wird nochmal </text:span><text:span text:style-name="T20">„getUnicodes“ </text:span><text:span text:style-name="T24">aufgerufen um die unicodes der sortierten Karten zu speichern. Dieses Array mit den sortierten unicodes werden wieder mit </text:span><text:span text:style-name="T23">„getElementByID().innerHTML“ </text:span><text:span text:style-name="T24">angezeigt. Zum Schluss wird der Sortier- Knopf mit </text:span><text:span text:style-name="T23">„getElementByID().</text:span><text:span text:style-name="T24">disabled = true</text:span><text:span text:style-name="T23">“ </text:span><text:span text:style-name="T24">deaktiviert.</text:span></text:p>
      <text:p text:style-name="P53"/>
      <text:p text:style-name="P29">6.2</text:p>
      <text:list xml:id="list101048983078747" text:continue-numbering="true" text:style-name="L1">
        <text:list-item>
          <text:list>
            <text:list-header>
              <text:p text:style-name="P45">Kunden Funktionsweise:</text:p>
            </text:list-header>
          </text:list>
        </text:list-item>
      </text:list>
      <text:p text:style-name="P24">Wir haben eine Webanwendung geschrieben die einfach und verständlich zum benutzen ist. Wenn die Seite Aufgerufen wird sehen wir Spielkarten von Ass bis König. Mann kann in einer beliebigen reihen folge beliebig viele Karten auswählen. Diese werden auch darunter angezeigt. Wir haben einen Knopf der die drei verschiedenen Sortieralgorithmen aufführt. Wenn die Ausgeführt worden sind, wird unter der unsortierten Karten liste die sortierte angezeigt. Dazu kommen drei Felder die die Anzahl der Schritte für den jeweiligen Sortieralgorithmus beinhaltet. Dies soll visualisieren welcher von den drei Sortieralgorithmen der Effizienteste ist. Dazu kommt noch ein Zurück setz Knopf der alles wieder auf den Ausgangszustand zurücksetzt.</text:p>
      <text:p text:style-name="P24"/>
      <text:p text:style-name="P55">7</text:p>
      <text:p text:style-name="P56">Fazit:</text:p>
      <text:p text:style-name="P57"><text:span text:style-name="T27">Wir haben das Projektziel Erreicht und sind mit dem Ergebnis zufrieden. Das Projekt war sehr sehr interessant <text:s/>und wir haben viel über JavaScript gelernt. <text:s/>Was wir durch dieses Projekt über Sortieralgorithmen gelernt haben ist das der Mergesort der Ineffizienteste </text:span><text:span text:style-name="T28">Sortieralgorithm</text:span><text:span text:style-name="T27">us ist da er am meisten Schritte benötigt. Danach folgt der Quicksort und der Effizienteste ist der Bubblesort. </text:span></text:p>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ominik Angel</meta:initial-creator>
    <meta:editing-cycles>5</meta:editing-cycles>
    <meta:creation-date>2021-06-01T11:36:00</meta:creation-date>
    <dc:date>2021-06-03T10:10:36.533000000</dc:date>
    <meta:editing-duration>PT27M36S</meta:editing-duration>
    <meta:generator>LibreOffice/6.4.0.3$Windows_X86_64 LibreOffice_project/b0a288ab3d2d4774cb44b62f04d5d28733ac6df8</meta:generator>
    <meta:document-statistic meta:table-count="0" meta:image-count="0" meta:object-count="0" meta:page-count="7" meta:paragraph-count="80" meta:word-count="1309" meta:character-count="8994" meta:non-whitespace-character-count="7764"/>
    <meta:user-defined meta:name="AppVersion">16.0000</meta:user-defined>
    <meta:user-defined meta:name="Company">Industrieschule Chemnit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